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30000023E3C6E676BF8B678D3.png" manifest:media-type="image/png"/>
  <manifest:file-entry manifest:full-path="Pictures/10000000000004480000023CA9D75907AC163A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dd9" officeooo:paragraph-rsid="001bbd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Base de datos – Codo a Codo – com 23555</text:p>
      <text:p text:style-name="P1">Buen Federico</text:p>
      <text:p text:style-name="P1"/>
      <text:p text:style-name="P1">Capturas:</text:p>
      <text:p text:style-name="Standard"/>
      <text:p text:style-name="Standard"/>
      <text:p text:style-name="Standard"><draw:frame draw:style-name="fr2" draw:name="Imagen1" text:anchor-type="char" svg:x="0cm" svg:y="0.339cm" svg:width="17cm" svg:height="8.872cm" draw:z-index="0"><draw:image xlink:href="Pictures/10000000000004480000023CA9D75907AC163AE2.png" xlink:type="simple" xlink:show="embed" xlink:actuate="onLoad" loext:mime-type="image/png"/></draw:frame></text:p>
      <text:p text:style-name="Standard"/>
      <text:p text:style-name="Standard"><draw:frame draw:style-name="fr1" draw:name="Imagen2" text:anchor-type="char" svg:width="17cm" svg:height="9.652cm" draw:z-index="1"><draw:image xlink:href="Pictures/10000000000003F30000023E3C6E676BF8B678D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5T20:37:08.137426480</meta:creation-date>
    <dc:date>2023-11-15T20:40:30.904443062</dc:date>
    <meta:editing-duration>PT3M23S</meta:editing-duration>
    <meta:editing-cycles>1</meta:editing-cycles>
    <meta:document-statistic meta:table-count="0" meta:image-count="2" meta:object-count="0" meta:page-count="1" meta:paragraph-count="3" meta:word-count="12" meta:character-count="71" meta:non-whitespace-character-count="60"/>
    <meta:generator>LibreOffice/6.4.7.2$Linux_X86_64 LibreOffice_project/40$Build-2</meta:generator>
  </office:meta>
</office:document-meta>
</file>